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5-10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5-09-3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5-08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5-07-3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5-06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5-05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5-04-1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4-11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4-10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4-08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4-07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4-06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4-05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4-04-2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11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10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09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08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07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06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05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3-04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11-2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10-1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09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08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07-2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06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05-2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2-04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11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10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09-2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08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07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06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05-2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1-04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11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10-2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09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08-1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07-2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06-1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05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20-03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11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10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09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08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07-1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06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05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9-04-1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11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10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09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08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07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06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05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8-04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11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10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09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08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07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06-1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05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7-04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6-10-2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6-09-2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6-08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6-07-1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6-06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6-05-1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6-04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5-11-1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5-10-0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5-09-2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5-06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5-05-05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5-04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11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10-0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09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08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07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06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05-0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4-04-07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07-3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200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9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7-03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8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45</text:p>
          </table:table-cell>
          <table:table-cell office:value-type="string" calcext:value-type="string">
            <text:p>QWTA nr Motley, USGS <text:s/>T-11</text:p>
          </table:table-cell>
          <table:table-cell office:value-type="string" calcext:value-type="string">
            <text:p>197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30" meta:object-count="0"/>
    <meta:user-defined meta:name="AppVersion">3.0</meta:user-defined>
  </office:meta>
</office:document-meta>
</file>